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5B000000576A0E0FCC.png" manifest:media-type="image/png"/>
  <manifest:file-entry manifest:full-path="Pictures/100000000000006F00000057F6333FA2.png" manifest:media-type="image/png"/>
  <manifest:file-entry manifest:full-path="Pictures/100000000000005B00000057C14CE6FA.png" manifest:media-type="image/png"/>
  <manifest:file-entry manifest:full-path="Pictures/1000000000000054000000585571F6D6.png" manifest:media-type="image/png"/>
  <manifest:file-entry manifest:full-path="Pictures/100000000000005C000000567AB3B8A3.png" manifest:media-type="image/png"/>
  <manifest:file-entry manifest:full-path="Pictures/1000000000000062000000570BC090E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7cm" svg:stroke-color="#000000" draw:stroke-linejoin="miter" draw:fill="non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82cm" svg:height="0.882cm" svg:x="11.28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2cm" svg:height="0.882cm" svg:x="4.55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2cm" svg:height="0.882cm" svg:x="9.256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layer="layout" svg:width="5.944cm" svg:height="5.944cm" svg:x="3.693cm" svg:y="7.056cm" svg:viewBox="0 0 5945 5945" draw:points="2972,5945 0,5945 0,0 5945,0 5945,5945">
          <text:p/>
        </draw:polygon>
        <draw:frame draw:style-name="gr3" draw:text-style-name="P1" draw:layer="layout" svg:width="1.483cm" svg:height="1.314cm" svg:x="9.503cm" svg:y="4.826cm">
          <draw:image xlink:href="Pictures/1000000000000062000000570BC090EA.png" xlink:type="simple" xlink:show="embed" xlink:actuate="onLoad">
            <text:p/>
          </draw:image>
          <svg:title>TexMaths</svg:title>
          <svg:desc>36§latex§q^{N}§png§600§FALSE</svg:desc>
        </draw:frame>
        <draw:polyline draw:style-name="gr2" draw:layer="layout" svg:width="9.011cm" svg:height="3.144cm" svg:x="3.693cm" svg:y="3.921cm" svg:viewBox="0 0 9012 3145" draw:points="0,3136 3135,0 9012,0 5935,3145">
          <text:p/>
        </draw:polyline>
        <draw:frame draw:style-name="gr3" draw:text-style-name="P1" draw:layer="layout" svg:width="1.271cm" svg:height="1.332cm" svg:x="5.566cm" svg:y="11.049cm">
          <draw:image xlink:href="Pictures/1000000000000054000000585571F6D6.png" xlink:type="simple" xlink:show="embed" xlink:actuate="onLoad">
            <text:p/>
          </draw:image>
          <svg:title>TexMaths</svg:title>
          <svg:desc>36§latex§q^{S}§png§600§FALSE</svg:desc>
        </draw:frame>
        <draw:polyline draw:style-name="gr2" draw:layer="layout" svg:width="9.011cm" svg:height="3.144cm" svg:x="3.693cm" svg:y="9.78cm" svg:viewBox="0 0 9012 3145" draw:points="0,3136 3135,0 9012,0 5935,3145">
          <text:p/>
        </draw:polyline>
        <draw:line draw:style-name="gr4" draw:layer="layout" svg:x1="12.76cm" svg:y1="9.755cm" svg:x2="12.76cm" svg:y2="3.884cm">
          <text:p/>
        </draw:line>
        <draw:line draw:style-name="gr4" draw:layer="layout" svg:x1="6.831cm" svg:y1="9.777cm" svg:x2="6.831cm" svg:y2="3.895cm">
          <text:p/>
        </draw:line>
        <draw:line draw:style-name="gr5" draw:text-style-name="P1" draw:layer="layout" svg:x1="2.171cm" svg:y1="8.601cm" svg:x2="4.965cm" svg:y2="8.601cm">
          <text:p/>
        </draw:line>
        <draw:line draw:style-name="gr5" draw:text-style-name="P1" draw:layer="measurelines" svg:x1="11.696cm" svg:y1="8.474cm" svg:x2="14.49cm" svg:y2="8.474cm">
          <text:p/>
        </draw:line>
        <draw:custom-shape draw:style-name="gr1" draw:text-style-name="P1" draw:layer="layout" svg:width="0.882cm" svg:height="0.882cm" svg:x="7.725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measurelines" svg:x1="8.267cm" svg:y1="5.045cm" svg:x2="8.267cm" svg:y2="2.251cm">
          <text:p/>
        </draw:line>
        <draw:custom-shape draw:style-name="gr1" draw:text-style-name="P1" draw:layer="layout" svg:width="0.882cm" svg:height="0.882cm" svg:x="7.725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measurelines" svg:x1="8.14cm" svg:y1="14.316cm" svg:x2="8.14cm" svg:y2="11.522cm">
          <text:p/>
        </draw:line>
        <draw:custom-shape draw:style-name="gr6" draw:text-style-name="P1" draw:layer="layout" svg:width="0.882cm" svg:height="0.882cm" svg:x="7.605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2cm" svg:height="0.882cm" svg:x="5.82cm" svg:y="9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75cm" svg:height="1.314cm" svg:x="7.725cm" svg:y="14.434cm">
          <draw:image xlink:href="Pictures/100000000000005B000000576A0E0FCC.png" xlink:type="simple" xlink:show="embed" xlink:actuate="onLoad">
            <text:p/>
          </draw:image>
          <svg:title>TexMaths</svg:title>
          <svg:desc>36§latex§q^{B}§png§600§FALSE</svg:desc>
        </draw:frame>
        <draw:frame draw:style-name="gr3" draw:text-style-name="P1" draw:layer="layout" svg:width="1.375cm" svg:height="1.314cm" svg:x="8.614cm" svg:y="1.016cm">
          <draw:image xlink:href="Pictures/100000000000005B00000057C14CE6FA.png" xlink:type="simple" xlink:show="embed" xlink:actuate="onLoad">
            <text:p/>
          </draw:image>
          <svg:title>TexMaths</svg:title>
          <svg:desc>36§latex§q^{U}§png§600§FALSE</svg:desc>
        </draw:frame>
        <draw:frame draw:style-name="gr3" draw:text-style-name="P1" draw:layer="layout" svg:width="1.39cm" svg:height="1.3cm" svg:x="14.837cm" svg:y="7.493cm">
          <draw:image xlink:href="Pictures/100000000000005C000000567AB3B8A3.png" xlink:type="simple" xlink:show="embed" xlink:actuate="onLoad">
            <text:p/>
          </draw:image>
          <svg:title>TexMaths</svg:title>
          <svg:desc>36§latex§q^{E}§png§600§FALSE</svg:desc>
        </draw:frame>
        <draw:frame draw:style-name="gr3" draw:text-style-name="P1" draw:layer="layout" svg:width="1.678cm" svg:height="1.314cm" svg:x="0.508cm" svg:y="7.874cm">
          <draw:image xlink:href="Pictures/100000000000006F00000057F6333FA2.png" xlink:type="simple" xlink:show="embed" xlink:actuate="onLoad">
            <text:p/>
          </draw:image>
          <svg:title>TexMaths</svg:title>
          <svg:desc>36§latex§q^{W}§png§600§FALSE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24T20:41:45.070000000</dc:date>
    <meta:generator>LibreOffice/4.2.5.2$Windows_x86 LibreOffice_project/61cb170a04bb1f12e77c884eab9192be736ec5f5</meta:generator>
    <meta:editing-duration>PT15M46S</meta:editing-duration>
    <meta:editing-cycles>4</meta:editing-cycles>
    <meta:document-statistic meta:object-count="22"/>
  </office:meta>
</office:document-meta>
</file>